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5906" officeooo:paragraph-rsid="000d5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1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5T19:56:02.413644140</meta:creation-date>
    <dc:date>2022-08-15T19:56:52.278081940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4.2$MacOSX_X86_64 LibreOffice_project/728fec16bd5f605073805c3c9e7c4212a0120dc5</meta:generator>
  </office:meta>
</office:document-meta>
</file>